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glue-point draw:id="4" svg:x="-4.103cm" svg:y="2.755cm"/>
          <draw:glue-point draw:id="5" svg:x="0.138cm" svg:y="2.641cm"/>
          <draw:path draw:style-name="gr1" draw:text-style-name="P1" draw:layer="layout" svg:width="6.295cm" svg:height="6.2cm" svg:x="9.302cm" svg:y="2.967cm" svg:viewBox="0 0 6296 6201" svg:d="m5078 5233c-1374 1244-3352 1297-4418 120s-817-3141 557-4385 3353-1297 4419-120 816 3141-558 4385z">
            <text:p/>
          </draw:path>
          <draw:path draw:style-name="gr2" draw:text-style-name="P1" draw:layer="layout" svg:width="5.337cm" svg:height="5.242cm" svg:x="9.78cm" svg:y="3.447cm" svg:viewBox="0 0 5338 5243" svg:d="m4277 4399c-1177 1066-2852 1134-3741 153s-654-2641 524-3708 2853-1134 3741-153 654 2642-524 3708z">
            <text:p/>
          </draw:path>
          <draw:path draw:style-name="gr3" draw:text-style-name="P1" draw:layer="layout" svg:width="4.604cm" svg:height="4.873cm" svg:x="13.811cm" svg:y="7.749cm" svg:viewBox="0 0 4605 4874" svg:d="m3539 4874c-1180-1303-2359-2606-3539-3909 355-322 711-643 1066-965 1180 1303 2359 2606 3539 3909-355 322-711 643-1066 965z">
            <text:p/>
          </draw:path>
          <draw:path draw:style-name="gr4" draw:text-style-name="P1" draw:layer="layout" svg:width="1.194cm" svg:height="1.106cm" svg:x="13.684cm" svg:y="7.607cm" svg:viewBox="0 0 1195 1107" svg:d="m129 1107c-43-47-86-95-129-142 355-322 711-643 1066-965 43 47 86 95 129 142-355 322-711 643-1066 96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rkus Zeindl</meta:initial-creator>
    <meta:creation-date>2009-01-30T14:27:46</meta:creation-date>
    <dc:creator>Markus Zeindl</dc:creator>
    <dc:date>2009-01-30T14:40:59</dc:date>
    <meta:editing-cycles>1</meta:editing-cycles>
    <meta:editing-duration>PT13M14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